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Standard">
      <style:paragraph-properties fo:margin-top="0in" fo:margin-bottom="1in" style:line-height-at-least="0.139in" fo:orphans="2" fo:widows="2"/>
    </style:style>
    <style:style style:name="P3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bullet">
      <style:paragraph-properties fo:margin-top="0in" fo:margin-bottom="0.028in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Heading_20_3">
      <style:paragraph-properties fo:margin-top="0.0417in" fo:margin-bottom="0.0693in"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 style:parent-style-name="Heading_20_2">
      <style:paragraph-properties fo:margin-top="0in" fo:margin-bottom="0.0972in" fo:orphans="2" fo:widows="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1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P9" text:outline-level="1">Enterprise Java Beans</text:h>
      <text:p text:style-name="P2"><text:bookmark text:name="_GoBack"/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7">Enterprise Java Beans (EJB) is a component architecture for development and deployment of distributed business applications. Java Data Objects is a suitable component for integration with EJB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0" text:outline-level="2">Session Beans</text:h>
      <text:p text:style-name="P7">A session bean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session bean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8" text:outline-level="3">Stateless Session Bean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session bean might be dispatched by the container to any of the available beans in the ready pool.</text:p>
      <text:p text:style-name="P7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8" text:outline-level="3">Stateful Session Bean with Container Managed Transactions</text:h>
      <text:p text:style-name="P7">Stateful session beans are service objects that are created for a particular user, and may have state between business methods. A business method invocation on a remote reference to a stateful session bean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8" text:outline-level="3">Stateless Session Bean with Bean Managed Transactions</text:h>
      <text:p text:style-name="P7">Bean managed transactions offer additional flexibility to the session bean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7">If the bean developer directly uses UserTransaction, then the PersistenceManager must be acquired from the <text:span text:style-name="T1">PersistenceManagerFactory</text:span> only after establishing the correct trans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How to test?(JDO must know JTA..)</text:span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oft-page-break/>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•<text:tab/>javax.jdo.Transaction</text:p>
      <text:p text:style-name="P7">If the bean developer chooses to use the same <text:span text:style-name="T1">PersistenceManager</text:span> for multiple transactions, then transaction completion must be done entirely by using the <text:span text:style-name="T1">javax.jdo.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How to test?</text:span>] and A16.1.3-3 [automatically commit the <text:span text:style-name="T1">UserTransaction</text:span> during <text:span text:style-name="T1">javax.jdo.Transaction.commit</text:span>.<text:span text:style-name="T2"> How to test?</text:span>]</text:p>
      <text:h text:style-name="P8" text:outline-level="3">Stateful Session Bean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0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5:58:45.16</meta:creation-date>
    <meta:editing-duration>PT2M14S</meta:editing-duration>
    <meta:generator>OpenOffice.org/3.4$Win32 OpenOffice.org_project/340m1$Build-9590</meta:generator>
    <dc:title>JDO_Chapter</dc:title>
    <dc:date>2012-06-30T16:18:35.87</dc:date>
    <meta:document-statistic meta:table-count="0" meta:image-count="3" meta:object-count="0" meta:page-count="3" meta:paragraph-count="36" meta:word-count="979" meta:character-count="70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